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324" officeooo:paragraph-rsid="000463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C++ program to implement recursive binary search</text:p>
      <text:p text:style-name="P1"/>
      <text:p text:style-name="P1">#include &lt;iostream&gt;</text:p>
      <text:p text:style-name="P1">using namespace std;</text:p>
      <text:p text:style-name="P1"/>
      <text:p text:style-name="P1">int binarysearch(int arr[],int l,int r,int x)</text:p>
      <text:p text:style-name="P1">{</text:p>
      <text:p text:style-name="P1"><text:s text:c="7"/>if (r&gt;=l){</text:p>
      <text:p text:style-name="P1"><text:s text:c="17"/>int mid=l+(r-1)/2;</text:p>
      <text:p text:style-name="P1"/>
      <text:p text:style-name="P1"><text:s text:c="8"/>if (arr[mid]==x)</text:p>
      <text:p text:style-name="P1"><text:s text:c="14"/>return mid;</text:p>
      <text:p text:style-name="P1"><text:s text:c="7"/></text:p>
      <text:p text:style-name="P1"><text:s text:c="8"/>if(arr[mid]&gt;x)</text:p>
      <text:p text:style-name="P1"><text:s text:c="15"/>return binarysearch(arr,l,mid-1,x);</text:p>
      <text:p text:style-name="P1"><text:s text:c="4"/></text:p>
      <text:p text:style-name="P1"><text:s text:c="9"/>return binarysearch(arr,mid+1,r,x);</text:p>
      <text:p text:style-name="P1">}</text:p>
      <text:p text:style-name="P1"/>
      <text:p text:style-name="P1"/>
      <text:p text:style-name="P1">return -1;</text:p>
      <text:p text:style-name="P1">}</text:p>
      <text:p text:style-name="P1">int main(void)</text:p>
      <text:p text:style-name="P1">{</text:p>
      <text:p text:style-name="P1"/>
      <text:p text:style-name="P1"><text:s text:c="9"/>int arr[]={2,3,4,10,40};</text:p>
      <text:p text:style-name="P1"><text:s text:c="9"/>int x=10;</text:p>
      <text:p text:style-name="P1">int n= sizeof(arr)/sizeof(arr[0]);</text:p>
      <text:p text:style-name="P1">int result=binarysearch(arr,0,n-1,x);</text:p>
      <text:p text:style-name="P1">if(result==-1)</text:p>
      <text:p text:style-name="P1">{</text:p>
      <text:p text:style-name="P1"><text:s text:c="6"/>cout&lt;&lt;”element not found”;</text:p>
      <text:p text:style-name="P1">}</text:p>
      <text:p text:style-name="P1">else</text:p>
      <text:p text:style-name="P1">{</text:p>
      <text:p text:style-name="P1"><text:s text:c="6"/>cout&lt;&lt;”element is present at index”&lt;&lt;result;</text:p>
      <text:p text:style-name="P1">}</text:p>
      <text:p text:style-name="P1"/>
      <text:p text:style-name="P1">return 0;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9:44:14.767041782</meta:creation-date>
    <dc:date>2019-10-02T19:52:44.481691642</dc:date>
    <meta:editing-duration>PT8M31S</meta:editing-duration>
    <meta:editing-cycles>1</meta:editing-cycles>
    <meta:document-statistic meta:table-count="0" meta:image-count="0" meta:object-count="0" meta:page-count="1" meta:paragraph-count="32" meta:word-count="64" meta:character-count="626" meta:non-whitespace-character-count="473"/>
    <meta:generator>LibreOffice/6.0.7.3$Linux_X86_64 LibreOffice_project/00m0$Build-3</meta:generator>
  </office:meta>
</office:document-meta>
</file>